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1"><text:span text:style-name="T3"/></text:p>
      <text:p text:style-name="P3">“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3"/>
      <text:p text:style-name="P3">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3"/>
      <text:p text:style-name="P3">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3"/>
      <text:p text:style-name="P3">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3"/>
      <text:p text:style-name="P3">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3"/>
      <text:p text:style-name="P3"><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3"/>
      <text:p text:style-name="P3">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3"/>
      <text:p text:style-name="P3">There would be seven of them. His footsteps changed from the echoy plonk of boot on wood, to the silent unforgiving depth of concrete.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3"/>
      <text:p text:style-name="P3"/>
      <text:p text:style-name="P3"/>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text:soft-page-break/>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3T17:48:18.07</dc:date>
    <dc:creator>Blake Stanger</dc:creator>
    <meta:editing-duration>P2DT29M5S</meta:editing-duration>
    <meta:editing-cycles>116</meta:editing-cycles>
    <meta:generator>OpenOffice/4.1.11$Win32 OpenOffice.org_project/4111m1$Build-9808</meta:generator>
    <meta:document-statistic meta:table-count="0" meta:image-count="0" meta:object-count="0" meta:page-count="16" meta:paragraph-count="139" meta:word-count="8359" meta:character-count="46371"/>
  </office:meta>
</office:document-meta>
</file>